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bcdd" officeooo:paragraph-rsid="001fbcdd"/>
    </style:style>
    <style:style style:name="P2" style:family="paragraph" style:parent-style-name="Standard">
      <style:paragraph-properties fo:text-align="start" style:justify-single-word="false"/>
      <style:text-properties officeooo:rsid="001fbcdd" officeooo:paragraph-rsid="001fbcd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fbcdd" officeooo:paragraph-rsid="001fbcdd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fbcdd" officeooo:paragraph-rsid="001fbcd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fbcdd"/>
    </style:style>
    <style:style style:name="T1" style:family="text">
      <style:text-properties officeooo:rsid="001fbcd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bcdd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Funcionalidades</text:p>
      <text:p text:style-name="P1"/>
      <text:p text:style-name="P2">Jhonny Ismael García Hernández:</text:p>
      <text:p text:style-name="P2"/>
      <text:list xml:id="list684256718" text:style-name="L1">
        <text:list-item>
          <text:p text:style-name="P3">Entrada y Lectura de Archivos de Texto</text:p>
        </text:list-item>
        <text:list-item>
          <text:p text:style-name="P3">Ingresar, Visualizar y Préstamo de Libros</text:p>
        </text:list-item>
        <text:list-item>
          <text:p text:style-name="P5"><text:span text:style-name="T1">Reporte </text:span><text:span text:style-name="T3">Listado de préstamos de libros que deben ser entregados el día actual.</text:span></text:p>
        </text:list-item>
        <text:list-item>
          <text:p text:style-name="P5"><text:span text:style-name="T3">Listado de préstamos de libros que están en mora.</text:span></text:p>
        </text:list-item>
      </text:list>
      <text:p text:style-name="P2"/>
      <text:p text:style-name="P2">José Alejandro Barrios Rodas:</text:p>
      <text:p text:style-name="P2"/>
      <text:list xml:id="list1711056117" text:style-name="L3">
        <text:list-item>
          <text:p text:style-name="P4">Creación de Jforms</text:p>
        </text:list-item>
        <text:list-item>
          <text:p text:style-name="P4">Ingresar y Visualizar Estudiantes</text:p>
        </text:list-item>
        <text:list-item>
          <text:p text:style-name="P4">Archivos de Estudiant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00:46.247482158</meta:creation-date>
    <dc:date>2019-07-31T13:05:15.881251041</dc:date>
    <meta:editing-duration>PT1H54M19S</meta:editing-duration>
    <meta:editing-cycles>1</meta:editing-cycles>
    <meta:document-statistic meta:table-count="0" meta:image-count="0" meta:object-count="0" meta:page-count="1" meta:paragraph-count="10" meta:word-count="63" meta:character-count="371" meta:non-whitespace-character-count="325"/>
    <meta:generator>LibreOffice/6.0.7.3$Linux_X86_64 LibreOffice_project/00m0$Build-3</meta:generator>
  </office:meta>
</office:document-meta>
</file>